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0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8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3.4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4cm" fo:min-width="4.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cm"/>
      <style:paragraph-properties style:writing-mode="lr-tb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707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651cm" style:use-optimal-column-width="false"/>
    </style:style>
    <style:style style:name="ro1" style:family="table-row">
      <style:table-row-properties style:row-height="1.014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9" style:family="paragraph">
      <style:paragraph-properties fo:text-align="center" style:text-autospace="none"/>
    </style:style>
    <style:style style:name="P10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-color="#ffffff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1.501cm" svg:y="4.201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6.402cm" svg:y="4.202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4.002cm" svg:y="7.302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4.003cm" svg:y="11.003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101cm" svg:y="7.302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901cm" svg:y1="5.801cm" svg:x2="4.301cm" svg:y2="7.601cm">
          <text:p/>
        </draw:line>
        <draw:line draw:style-name="gr2" draw:text-style-name="P3" draw:layer="layout" svg:x1="6.701cm" svg:y1="5.801cm" svg:x2="5.501cm" svg:y2="7.592cm">
          <text:p/>
        </draw:line>
        <draw:line draw:style-name="gr2" draw:text-style-name="P3" draw:layer="layout" svg:x1="4.901cm" svg:y1="9.102cm" svg:x2="4.91cm" svg:y2="11.003cm">
          <text:p/>
        </draw:line>
        <draw:line draw:style-name="gr2" draw:text-style-name="P3" draw:layer="layout" svg:x1="7.901cm" svg:y1="5.801cm" svg:x2="9.301cm" svg:y2="7.601cm">
          <text:p/>
        </draw:line>
        <draw:frame draw:style-name="standard" draw:layer="layout" svg:width="2.877cm" svg:height="2.027cm" svg:x="15.316cm" svg:y="2.50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d</text:span><text:span text:style-name="T3">0</text:span></text:p>
              </table:table-cell>
              <table:table-cell>
                <text:p text:style-name="P4"><text:span text:style-name="T2">d</text:span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0.6</text:span></text:p>
              </table:table-cell>
              <table:table-cell>
                <text:p text:style-name="P4"><text:span text:style-name="T4">0.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77cm" svg:height="2.065cm" svg:x="20.531cm" svg:y="2.53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2">i</text:span><text:span text:style-name="T3">0</text:span></text:p>
              </table:table-cell>
              <table:table-cell>
                <text:p text:style-name="P4"><text:span text:style-name="T2">i</text:span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0.7</text:span></text:p>
              </table:table-cell>
              <table:table-cell>
                <text:p text:style-name="P4"><text:span text:style-name="T4">0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19cm" svg:height="4.859cm" svg:x="13.088cm" svg:y="5.95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2">g</text:span><text:span text:style-name="T3">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3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90</text:span></text:p>
              </table:table-cell>
              <table:table-cell>
                <text:p text:style-name="P4"><text:span text:style-name="T4">0.08</text:span></text:p>
              </table:table-cell>
              <table:table-cell>
                <text:p text:style-name="P4"><text:span text:style-name="T4">0.0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05</text:span></text:p>
              </table:table-cell>
              <table:table-cell>
                <text:p text:style-name="P4"><text:span text:style-name="T4">0.25</text:span></text:p>
              </table:table-cell>
              <table:table-cell>
                <text:p text:style-name="P4"><text:span text:style-name="T4">0.7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5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5" draw:layer="layout" svg:width="16.999cm" svg:height="1.271cm" svg:x="6.001cm" svg:y="0.201cm" presentation:class="title" presentation:user-transformed="true">
          <draw:text-box>
            <text:p><text:span text:style-name="T5">Bayesian Network "Student"</text:span></text:p>
          </draw:text-box>
        </draw:frame>
        <draw:frame draw:style-name="standard" draw:layer="layout" svg:width="5.112cm" svg:height="2.915cm" svg:x="21.066cm" svg:y="5.95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4"><text:span text:style-name="T2">s</text:span><text:span text:style-name="T3">0</text:span></text:p>
              </table:table-cell>
              <table:table-cell>
                <text:p text:style-name="P4"><text:span text:style-name="T2">s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0</text:span></text:p>
              </table:table-cell>
              <table:table-cell>
                <text:p text:style-name="P4"><text:span text:style-name="T4">0.95</text:span></text:p>
              </table:table-cell>
              <table:table-cell>
                <text:p text:style-name="P4"><text:span text:style-name="T4">0.05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1</text:span></text:p>
              </table:table-cell>
              <table:table-cell>
                <text:p text:style-name="P4"><text:span text:style-name="T4">0.20</text:span></text:p>
              </table:table-cell>
              <table:table-cell>
                <text:p text:style-name="P4"><text:span text:style-name="T4">0.8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954cm" svg:height="3.887cm" svg:x="21.158cm" svg:y="10.26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4"><text:span text:style-name="T2">l</text:span><text:span text:style-name="T3">0</text:span></text:p>
              </table:table-cell>
              <table:table-cell>
                <text:p text:style-name="P4"><text:span text:style-name="T2">l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4">0.10</text:span></text:p>
              </table:table-cell>
              <table:table-cell>
                <text:p text:style-name="P4"><text:span text:style-name="T4">0.9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6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2</text:span></text:p>
              </table:table-cell>
              <table:table-cell>
                <text:p text:style-name="P4"><text:span text:style-name="T4">0.99</text:span></text:p>
              </table:table-cell>
              <table:table-cell>
                <text:p text:style-name="P4"><text:span text:style-name="T4">0.0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6" draw:layer="layout" svg:width="1.772cm" svg:height="0.954cm" svg:x="13.3cm" svg:y="2.6cm">
          <draw:text-box>
            <text:p><text:span text:style-name="T2">P</text:span><text:span text:style-name="T4">(</text:span><text:span text:style-name="T2">D</text:span><text:span text:style-name="T4">)</text:span></text:p>
          </draw:text-box>
        </draw:frame>
        <draw:frame draw:style-name="gr4" draw:text-style-name="P6" draw:layer="layout" svg:width="1.535cm" svg:height="0.954cm" svg:x="18.665cm" svg:y="2.6cm">
          <draw:text-box>
            <text:p><text:span text:style-name="T2">P</text:span><text:span text:style-name="T4">(</text:span><text:span text:style-name="T2">I</text:span><text:span text:style-name="T4">)</text:span></text:p>
          </draw:text-box>
        </draw:frame>
        <draw:frame draw:style-name="gr5" draw:text-style-name="P6" draw:layer="layout" svg:width="3.212cm" svg:height="1cm" svg:x="13.2cm" svg:y="4.952cm">
          <draw:text-box>
            <text:p text:style-name="P7"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6" draw:text-style-name="P8" draw:layer="layout" svg:width="2.399cm" svg:height="1cm" svg:x="21.066cm" svg:y="5cm">
          <draw:text-box>
            <text:p text:style-name="P7"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7" draw:text-style-name="P6" draw:layer="layout" svg:width="2.564cm" svg:height="1cm" svg:x="21.158cm" svg:y="9.263cm">
          <draw:text-box>
            <text:p><text:span text:style-name="T2">P</text:span><text:span text:style-name="T4">(</text:span><text:span text:style-name="T2">L </text:span><text:span text:style-name="T4">| </text:span><text:span text:style-name="T2">G</text:span><text:span text:style-name="T4">)</text:span></text:p>
          </draw:text-box>
        </draw:frame>
        <draw:frame draw:style-name="gr8" draw:text-style-name="P10" draw:layer="layout" svg:width="23.315cm" svg:height="0.944cm" svg:x="2.401cm" svg:y="14.4cm">
          <draw:text-box>
            <text:p text:style-name="P9"><text:span text:style-name="T6">Daphne Koller and Nir Friedman, "Probabilistic Graphical Models: Principles and Techniques", MIT Press, 2009</text:span></text:p>
          </draw:text-box>
        </draw:frame>
        <draw:frame draw:style-name="gr9" draw:text-style-name="P6" draw:layer="layout" svg:width="4.783cm" svg:height="3.766cm" svg:x="7cm" svg:y="10cm">
          <draw:text-box>
            <text:p><text:span text:style-name="T2">D</text:span><text:span text:style-name="T4"> := Difficulty</text:span></text:p>
            <text:p><text:span text:style-name="T2">I</text:span><text:span text:style-name="T4"> := Intelligence</text:span></text:p>
            <text:p><text:span text:style-name="T2">G</text:span><text:span text:style-name="T4"> := Grade</text:span></text:p>
            <text:p><text:span text:style-name="T2">S</text:span><text:span text:style-name="T4"> := SAT</text:span></text:p>
            <text:p><text:span text:style-name="T2">L</text:span><text:span text:style-name="T4"> := Lette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custom-shape draw:style-name="gr1" draw:text-style-name="P2" draw:layer="layout" svg:width="1.8cm" svg:height="1.8cm" svg:x="9.801cm" svg:y="5.50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4.702cm" svg:y="5.50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302cm" svg:y="8.60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303cm" svg:y="12.403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7.401cm" svg:y="8.60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6cm" svg:height="0.6cm" svg:x="12.9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6cm" svg:height="0.6cm" svg:x="16.7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6cm" svg:height="0.6cm" svg:x="12.9cm" svg:y="11.1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1.501cm" svg:y1="6.7cm" svg:x2="12.9cm" svg:y2="7.3cm">
          <text:p/>
        </draw:line>
        <draw:line draw:style-name="gr12" draw:text-style-name="P3" draw:layer="layout" svg:x1="14.7cm" svg:y1="6.6cm" svg:x2="13.103cm" svg:y2="7.5cm">
          <text:p/>
        </draw:line>
        <draw:line draw:style-name="gr12" draw:text-style-name="P3" draw:layer="layout" svg:x1="13.2cm" svg:y1="7.1cm" svg:x2="13.2cm" svg:y2="8.6cm">
          <text:p/>
        </draw:line>
        <draw:line draw:style-name="gr12" draw:text-style-name="P3" draw:layer="layout" svg:x1="13.2cm" svg:y1="10.402cm" svg:x2="13.2cm" svg:y2="12.403cm">
          <text:p/>
        </draw:line>
        <draw:line draw:style-name="gr12" draw:text-style-name="P3" draw:layer="layout" svg:x1="17.8cm" svg:y1="8.8cm" svg:x2="16.2cm" svg:y2="7cm">
          <text:p/>
        </draw:line>
        <draw:custom-shape draw:style-name="gr11" draw:text-style-name="P12" draw:layer="layout" svg:width="0.6cm" svg:height="0.6cm" svg:x="10.4cm" svg:y="3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6cm" svg:height="0.6cm" svg:x="15.3cm" svg:y="3.9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5.6cm" svg:y1="4.1cm" svg:x2="15.6cm" svg:y2="5.502cm">
          <text:p/>
        </draw:line>
        <draw:line draw:style-name="gr12" draw:text-style-name="P3" draw:layer="layout" svg:x1="10.7cm" svg:y1="4.1cm" svg:x2="10.7cm" svg:y2="5.502cm">
          <text:p/>
        </draw:line>
        <draw:frame draw:style-name="gr13" draw:text-style-name="P6" draw:layer="layout" svg:width="3.598cm" svg:height="0.954cm" svg:x="9.8cm" svg:y="2.538cm">
          <draw:text-box>
            <text:p><text:span text:style-name="T2">f</text:span><text:span text:style-name="T3">0</text:span><text:span text:style-name="T4">(</text:span><text:span text:style-name="T2">d</text:span><text:span text:style-name="T4">) := </text:span><text:span text:style-name="T2">P</text:span><text:span text:style-name="T4">(</text:span><text:span text:style-name="T2">d</text:span><text:span text:style-name="T4">)</text:span></text:p>
          </draw:text-box>
        </draw:frame>
        <draw:frame draw:style-name="gr14" draw:text-style-name="P6" draw:layer="layout" svg:width="3.318cm" svg:height="1.657cm" svg:x="14.8cm" svg:y="2.538cm">
          <draw:text-box>
            <text:p><text:span text:style-name="T2">f</text:span><text:span text:style-name="T3">1</text:span><text:span text:style-name="T4">(</text:span><text:span text:style-name="T2">i</text:span><text:span text:style-name="T4">) := </text:span><text:span text:style-name="T2">P</text:span><text:span text:style-name="T4">(</text:span><text:span text:style-name="T2">i</text:span><text:span text:style-name="T4">)</text:span></text:p>
          </draw:text-box>
        </draw:frame>
        <draw:frame draw:style-name="gr15" draw:text-style-name="P6" draw:layer="layout" svg:width="3.951cm" svg:height="2.36cm" svg:x="11.349cm" svg:y="4.546cm">
          <draw:text-box>
            <text:p><text:span text:style-name="T2">f</text:span><text:span text:style-name="T3">2</text:span><text:span text:style-name="T4">(</text:span><text:span text:style-name="T2">d</text:span><text:span text:style-name="T4">, </text:span><text:span text:style-name="T2">i</text:span><text:span text:style-name="T4">, </text:span><text:span text:style-name="T2">g</text:span><text:span text:style-name="T4">) </text:span></text:p>
            <text:p><text:span text:style-name="T4">:= </text:span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16" draw:text-style-name="P6" draw:layer="layout" svg:width="4.65cm" svg:height="1.154cm" svg:x="17.35cm" svg:y="6.946cm">
          <draw:text-box>
            <text:p><text:span text:style-name="T2">f</text:span><text:span text:style-name="T3">3</text:span><text:span text:style-name="T4">(</text:span><text:span text:style-name="T2">i</text:span><text:span text:style-name="T4">, </text:span><text:span text:style-name="T2">s</text:span><text:span text:style-name="T4">) := </text:span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17" draw:text-style-name="P6" draw:layer="layout" svg:width="4.8cm" svg:height="1.657cm" svg:x="13.8cm" svg:y="10.946cm">
          <draw:text-box>
            <text:p><text:span text:style-name="T2">f</text:span><text:span text:style-name="T3">4</text:span><text:span text:style-name="T4">(</text:span><text:span text:style-name="T2">g</text:span><text:span text:style-name="T4">, </text:span><text:span text:style-name="T2">l</text:span><text:span text:style-name="T4">) := </text:span><text:span text:style-name="T2">P</text:span><text:span text:style-name="T4">(</text:span><text:span text:style-name="T2">l</text:span><text:span text:style-name="T4"> | </text:span><text:span text:style-name="T2">g</text:span><text:span text:style-name="T4">)</text:span></text:p>
          </draw:text-box>
        </draw:frame>
        <draw:frame presentation:style-name="pr1" draw:text-style-name="P5" draw:layer="layout" svg:width="16.999cm" svg:height="1.271cm" svg:x="6.002cm" svg:y="0.202cm" presentation:class="title" presentation:user-transformed="true">
          <draw:text-box>
            <text:p><text:span text:style-name="T5">Factor Graph Representatio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0-07T12:48:26.342000000</dc:date>
    <meta:editing-duration>PT4H19M6S</meta:editing-duration>
    <meta:editing-cycles>12</meta:editing-cycles>
    <meta:generator>LibreOffice/7.1.5.2$Windows_X86_64 LibreOffice_project/85f04e9f809797b8199d13c421bd8a2b025d52b5</meta:generator>
    <meta:document-statistic meta:object-count="70"/>
  </office:meta>
</office:document-meta>
</file>